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291in" fo:orphans="2" fo:widows="2" fo:text-indent="0in" style:auto-text-indent="false"/>
    </style:style>
    <style:style style:name="P2" style:family="paragraph" style:parent-style-name="Standard">
      <style:paragraph-properties fo:margin-left="0in" fo:margin-right="0in" style:line-height-at-least="0.2291in" fo:orphans="2" fo:widows="2" fo:text-indent="0in" style:auto-text-indent="false" fo:break-before="page"/>
    </style:style>
    <style:style style:name="P3" style:family="paragraph" style:parent-style-name="Standard" style:list-style-name="L1"/>
    <style:style style:name="P4" style:family="paragraph" style:parent-style-name="Standard">
      <style:paragraph-properties fo:margin-left="0in" fo:margin-right="0in" style:line-height-at-least="0.2291in" fo:orphans="2" fo:widows="2" fo:text-indent="0in" style:auto-text-indent="false"/>
    </style:style>
    <style:style style:name="P5" style:family="paragraph" style:parent-style-name="Standard">
      <style:paragraph-properties fo:margin-left="0in" fo:margin-right="0in" style:line-height-at-least="0.2291in" fo:orphans="2" fo:widows="2" fo:text-indent="0in" style:auto-text-indent="false" fo:break-before="page"/>
    </style:style>
    <style:style style:name="P6" style:family="paragraph" style:parent-style-name="Text_20_body" style:list-style-name="L1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大文件100MB（block＝1M byte)</text:h>
      <text:list xml:id="list795820700" text:style-name="L1">
        <text:list-item>
          <text:p text:style-name="P3">写命令：dd if=/dev/zero of=100m.img bs=1M count=100</text:p>
        </text:list-item>
        <text:list-item>
          <text:p text:style-name="P3">读命令：dd if=100m.img of=/dev/null bs=1M</text:p>
        </text:list-item>
      </text:list>
      <text:p text:style-name="Standard"/>
      <text:h text:style-name="Heading_20_3" text:outline-level="3">大文件50MB（block＝1M byte)</text:h>
      <text:list xml:id="list1416181509" text:continue-numbering="true" text:style-name="L1">
        <text:list-item>
          <text:p text:style-name="P3">写命令：dd if=/dev/zero of=50m.img bs=1M count=50</text:p>
        </text:list-item>
        <text:list-item>
          <text:p text:style-name="P3">读命令：dd if=50m.img of=/dev/null bs=1M</text:p>
        </text:list-item>
      </text:list>
      <text:p text:style-name="Standard"/>
      <text:h text:style-name="Heading_20_3" text:outline-level="3">大文件10MB（block＝1M byte)</text:h>
      <text:list xml:id="list1709665120" text:continue-numbering="true" text:style-name="L1">
        <text:list-item>
          <text:p text:style-name="P3">写命令：dd if=/dev/zero of=10m.img bs=1M count=10</text:p>
        </text:list-item>
        <text:list-item>
          <text:p text:style-name="P3">读命令：dd if=10m.img of=/dev/null bs=1M</text:p>
        </text:list-item>
      </text:list>
      <text:p text:style-name="Standard"/>
      <text:h text:style-name="Heading_20_3" text:outline-level="3"><text:span text:style-name="Strong_20_Emphasis"><text:span text:style-name="T1">小文件(100KB * 100w个 * 10 client) <text:s/>( 1000 * 1000)</text:span></text:span></text:h>
      <text:list xml:id="list61750954" text:continue-numbering="true" text:style-name="L1">
        <text:list-item>
          <text:p text:style-name="P6"><text:span text:style-name="Strong_20_Emphasis"><text:span text:style-name="T1">写入：time ./write_n_thread.sh</text:span></text:span></text:p>
        </text:list-item>
        <text:list-item>
          <text:p text:style-name="P6"><text:span text:style-name="Strong_20_Emphasis"><text:span text:style-name="T1">列表：time find ./ | nl | tail</text:span></text:span></text:p>
        </text:list-item>
        <text:list-item>
          <text:p text:style-name="P6"><text:span text:style-name="Strong_20_Emphasis"><text:span text:style-name="T1">删除：time rm -rf *</text:span></text:span></text:p>
        </text:list-item>
      </text:list>
      <text:p text:style-name="P1"><text:span text:style-name="Strong_20_Emphasis"><text:span text:style-name="T1"/></text:span></text:p>
      <text:p text:style-name="P2"><text:span text:style-name="Strong_20_Emphasis"><text:span text:style-name="T1">write_n_thread.sh:</text:span></text:span></text:p>
      <text:p text:style-name="P1"><text:span text:style-name="Strong_20_Emphasis"><text:span text:style-name="T1">#!/bin/bash </text:span></text:span></text:p>
      <text:p text:style-name="P1"><text:span text:style-name="Strong_20_Emphasis"><text:span text:style-name="T1">declare -f write_file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# @params </text:span></text:span></text:p>
      <text:p text:style-name="P1"><text:span text:style-name="Strong_20_Emphasis"><text:span text:style-name="T1"># <text:s text:c="2"/>${1}: index of thread(s) </text:span></text:span></text:p>
      <text:p text:style-name="P1"><text:span text:style-name="Strong_20_Emphasis"><text:span text:style-name="T1"># <text:s text:c="2"/>${2}: number of folder(s) </text:span></text:span></text:p>
      <text:p text:style-name="P1"><text:span text:style-name="Strong_20_Emphasis"><text:span text:style-name="T1"># <text:s text:c="2"/>${3}: number of file(s) per folder </text:span></text:span></text:p>
      <text:p text:style-name="P1"><text:span text:style-name="Strong_20_Emphasis"><text:span text:style-name="T1"># <text:s text:c="2"/>${4}: block size of test file, xxxK or xxxM </text:span></text:span></text:p>
      <text:p text:style-name="P1"><text:span text:style-name="Strong_20_Emphasis"><text:span text:style-name="T1"># <text:s text:c="2"/>${5}: number of bolck(s) </text:span></text:span></text:p>
      <text:p text:style-name="P1"><text:span text:style-name="Strong_20_Emphasis"><text:span text:style-name="T1">function write_file { </text:span></text:span></text:p>
      <text:p text:style-name="P1"><text:span text:style-name="Strong_20_Emphasis"><text:span text:style-name="T1"><text:s text:c="2"/>for (( i = 0; i &lt; ${2}; i++ )); do </text:span></text:span></text:p>
      <text:p text:style-name="P1"><text:span text:style-name="Strong_20_Emphasis"><text:span text:style-name="T1"><text:s text:c="4"/>mkdir "${1}_${i}" </text:span></text:span></text:p>
      <text:p text:style-name="P1"><text:span text:style-name="Strong_20_Emphasis"><text:span text:style-name="T1"><text:s text:c="4"/>cd "${1}_${i}"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s text:c="4"/>for (( j = 0; j &lt; ${3}; j++ )); do </text:span></text:span></text:p>
      <text:p text:style-name="P1"><text:span text:style-name="Strong_20_Emphasis"><text:span text:style-name="T1"><text:s text:c="6"/>dd if=/dev/zero of=${j}.img bs=${4} count=${5} </text:span></text:span></text:p>
      <text:p text:style-name="P1"><text:span text:style-name="Strong_20_Emphasis"><text:span text:style-name="T1"><text:s text:c="4"/>done </text:span></text:span></text:p>
      <text:p text:style-name="P1"><text:span text:style-name="Strong_20_Emphasis"><text:span text:style-name="T1"><text:s text:c="4"/>cd .. </text:span></text:span></text:p>
      <text:p text:style-name="P1"><text:span text:style-name="Strong_20_Emphasis"><text:span text:style-name="T1"><text:s text:c="2"/>done </text:span></text:span></text:p>
      <text:p text:style-name="P1"><text:span text:style-name="Strong_20_Emphasis"><text:span text:style-name="T1">}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# @params </text:span></text:span></text:p>
      <text:p text:style-name="P1"><text:span text:style-name="Strong_20_Emphasis"><text:span text:style-name="T1"># <text:s text:c="2"/>${1}: number of thread </text:span></text:span></text:p>
      <text:p text:style-name="P1"><text:span text:style-name="Strong_20_Emphasis"><text:span text:style-name="T1"># <text:s text:c="2"/>${2}: number of folder(s) </text:span></text:span></text:p>
      <text:p text:style-name="P1"><text:span text:style-name="Strong_20_Emphasis"><text:span text:style-name="T1"># <text:s text:c="2"/>${3}: number of file(s) per folder </text:span></text:span></text:p>
      <text:p text:style-name="P1"><text:span text:style-name="Strong_20_Emphasis"><text:span text:style-name="T1"># <text:s text:c="2"/>${4}: block size of test file, xxxK or xxxM </text:span></text:span></text:p>
      <text:p text:style-name="P1"><text:span text:style-name="Strong_20_Emphasis"><text:span text:style-name="T1"># <text:s text:c="2"/>${5}: number of bolck(s) </text:span></text:span></text:p>
      <text:p text:style-name="P1"><text:span text:style-name="Strong_20_Emphasis"><text:span text:style-name="T1">((i = 1)) </text:span></text:span></text:p>
      <text:p text:style-name="P1"><text:span text:style-name="Strong_20_Emphasis"><text:span text:style-name="T1">while [ ${i} -le ${1} ] </text:span></text:span></text:p>
      <text:p text:style-name="P1"><text:span text:style-name="Strong_20_Emphasis"><text:span text:style-name="T1">do </text:span></text:span></text:p>
      <text:p text:style-name="P1"><text:span text:style-name="Strong_20_Emphasis"><text:span text:style-name="T1"><text:s text:c="2"/>write_file ${i} ${2} ${3} ${4} ${5} &amp; </text:span></text:span></text:p>
      <text:p text:style-name="P1"><text:span text:style-name="Strong_20_Emphasis"><text:span text:style-name="T1"><text:s text:c="2"/>((i = ${i} + 1)) </text:span></text:span></text:p>
      <text:p text:style-name="P1"><text:span text:style-name="Strong_20_Emphasis"><text:span text:style-name="T1">done </text:span></text:span></text:p>
      <text:p text:style-name="P1"><text:span text:style-name="Strong_20_Emphasis"><text:span text:style-name="T1">wait</text:span></text:span></text:p>
      <text:p text:style-name="P2"><text:span text:style-name="Strong_20_Emphasis"><text:span text:style-name="T1">cd te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# goal: 1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## 大文件100M，单client单进程</text:span></text:span></text:p>
      <text:p text:style-name="P1"><text:span text:style-name="Strong_20_Emphasis"><text:span text:style-name="T1"><text:tab/>### 写入：</text:span></text:span></text:p>
      <text:p text:style-name="P1"><text:span text:style-name="Strong_20_Emphasis"><text:span text:style-name="T1"><text:tab/>time ../write_big_file.sh 1 10000 1M 100 &gt;log/1g_100m_1c_1p_write.log 2&gt;&amp;1</text:span></text:span></text:p>
      <text:p text:style-name="P1"><text:span text:style-name="Strong_20_Emphasis"><text:span text:style-name="T1"><text:tab/>### 读取：</text:span></text:span></text:p>
      <text:p text:style-name="P1"><text:span text:style-name="Strong_20_Emphasis"><text:span text:style-name="T1"><text:tab/>time find ./ | nl &gt;log/1g_100m_1c_1p_read.log 2&gt;&amp;1</text:span></text:span></text:p>
      <text:p text:style-name="P1"><text:span text:style-name="Strong_20_Emphasis"><text:span text:style-name="T1"><text:tab/>### 删除：</text:span></text:span></text:p>
      <text:p text:style-name="P1"><text:span text:style-name="Strong_20_Emphasis"><text:span text:style-name="T1"><text:tab/>time rm -rf * &gt;log/1g_100m_1c_1p_delete.log 2&gt;&amp;1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## 大文件100M，单client双进程</text:span></text:span></text:p>
      <text:p text:style-name="P1"><text:span text:style-name="Strong_20_Emphasis"><text:span text:style-name="T1"><text:tab/>### 写入：</text:span></text:span></text:p>
      <text:p text:style-name="P1"><text:span text:style-name="Strong_20_Emphasis"><text:span text:style-name="T1"><text:tab/>time ../write_big_file.sh 2 5000 1M 100 &gt;log/1g_100m_1c_2p.log 2&gt;&amp;1</text:span></text:span></text:p>
      <text:p text:style-name="P1"><text:span text:style-name="Strong_20_Emphasis"><text:span text:style-name="T1"><text:tab/>### 读取：</text:span></text:span></text:p>
      <text:p text:style-name="P1"><text:span text:style-name="Strong_20_Emphasis"><text:span text:style-name="T1"><text:tab/>time find ./ | nl &gt;log/1g_100m_1c_2p_read.log 2&gt;&amp;1</text:span></text:span></text:p>
      <text:p text:style-name="P1"><text:span text:style-name="Strong_20_Emphasis"><text:span text:style-name="T1"><text:tab/>### 删除：</text:span></text:span></text:p>
      <text:p text:style-name="P1"><text:span text:style-name="Strong_20_Emphasis"><text:span text:style-name="T1"><text:tab/>time rm -rf * &gt;log/1g_100m_1c_2p_delete.log 2&gt;&amp;1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## 大文件100M，单client四进程</text:span></text:span></text:p>
      <text:p text:style-name="P1"><text:span text:style-name="Strong_20_Emphasis"><text:span text:style-name="T1"><text:tab/>### 写入：</text:span></text:span></text:p>
      <text:p text:style-name="P1"><text:span text:style-name="Strong_20_Emphasis"><text:span text:style-name="T1"><text:tab/>time ../write_big_file.sh 4 2500 1M 100 &gt;log/1g_100m_1c_4p.log 2&gt;&amp;1</text:span></text:span></text:p>
      <text:p text:style-name="P1"><text:span text:style-name="Strong_20_Emphasis"><text:span text:style-name="T1"><text:tab/>### 读取：</text:span></text:span></text:p>
      <text:p text:style-name="P1"><text:span text:style-name="Strong_20_Emphasis"><text:span text:style-name="T1"><text:tab/>time find ./ | nl &gt;log/1g_100m_1c_4p_read.log 2&gt;&amp;1</text:span></text:span></text:p>
      <text:p text:style-name="P1"><text:span text:style-name="Strong_20_Emphasis"><text:span text:style-name="T1"><text:tab/>### 删除：</text:span></text:span></text:p>
      <text:p text:style-name="P1"><text:span text:style-name="Strong_20_Emphasis"><text:span text:style-name="T1"><text:tab/>time rm -rf * &gt;log/1g_100m_1c_4p_delete.log 2&gt;&amp;1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# goal: 2</text:span></text:span></text:p>
      <text:p text:style-name="P1"><text:span text:style-name="Strong_20_Emphasis"><text:span text:style-name="T1">## 大文件100M，单client单进程</text:span></text:span></text:p>
      <text:p text:style-name="P1"><text:span text:style-name="Strong_20_Emphasis"><text:span text:style-name="T1"><text:tab/>### 写入：</text:span></text:span></text:p>
      <text:p text:style-name="P1"><text:span text:style-name="Strong_20_Emphasis"><text:span text:style-name="T1"><text:tab/>time ../write_big_file.sh 1 5000 1M 100 &gt;log/2g_100m_1c_1p.log 2&gt;&amp;1</text:span></text:span></text:p>
      <text:p text:style-name="P1"><text:span text:style-name="Strong_20_Emphasis"><text:span text:style-name="T1"><text:tab/>### 读取：</text:span></text:span></text:p>
      <text:p text:style-name="P1"><text:span text:style-name="Strong_20_Emphasis"><text:span text:style-name="T1"><text:tab/>time find ./ | nl &gt;log/2g_100m_1c_1p_read.log 2&gt;&amp;1</text:span></text:span></text:p>
      <text:p text:style-name="P1"><text:span text:style-name="Strong_20_Emphasis"><text:span text:style-name="T1"><text:tab/>### 删除：</text:span></text:span></text:p>
      <text:p text:style-name="P1"><text:span text:style-name="Strong_20_Emphasis"><text:span text:style-name="T1"><text:tab/>time rm -rf * &gt;log/2g_100m_1c_1p_delete.log 2&gt;&amp;1</text:span></text:span></text:p>
      <text:p text:style-name="P1"><text:soft-page-break/><text:span text:style-name="Strong_20_Emphasis"><text:span text:style-name="T1"/></text:span></text:p>
      <text:p text:style-name="P1"><text:span text:style-name="Strong_20_Emphasis"><text:span text:style-name="T1">## 大文件100M，单client双进程</text:span></text:span></text:p>
      <text:p text:style-name="P1"><text:span text:style-name="Strong_20_Emphasis"><text:span text:style-name="T1"><text:tab/>### 写入：</text:span></text:span></text:p>
      <text:p text:style-name="P1"><text:span text:style-name="Strong_20_Emphasis"><text:span text:style-name="T1"><text:tab/>time ../write_big_file.sh 2 2500 1M 100 &gt;log/2g_100m_1c_2p.log 2&gt;&amp;1</text:span></text:span></text:p>
      <text:p text:style-name="P1"><text:span text:style-name="Strong_20_Emphasis"><text:span text:style-name="T1"><text:tab/>### 读取：</text:span></text:span></text:p>
      <text:p text:style-name="P1"><text:span text:style-name="Strong_20_Emphasis"><text:span text:style-name="T1"><text:tab/>time find ./ | nl &gt;log/2g_100m_1c_2p_read.log 2&gt;&amp;1</text:span></text:span></text:p>
      <text:p text:style-name="P1"><text:span text:style-name="Strong_20_Emphasis"><text:span text:style-name="T1"><text:tab/>### 删除：</text:span></text:span></text:p>
      <text:p text:style-name="P1"><text:span text:style-name="Strong_20_Emphasis"><text:span text:style-name="T1"><text:tab/>time rm -rf * &gt;log/2g_100m_1c_2p_delete.log 2&gt;&amp;1</text:span></text:span></text:p>
      <text:p text:style-name="P2"><text:span text:style-name="Strong_20_Emphasis"><text:span text:style-name="T1">filebench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goal: 1</text:span></text:span></text:p>
      <text:p text:style-name="P1"><text:span text:style-name="Strong_20_Emphasis"><text:span text:style-name="T1">=========================================================================</text:span></text:span></text:p>
      <text:p text:style-name="P1"><text:span text:style-name="Strong_20_Emphasis"><text:span text:style-name="T1">meanfilesize = 131072</text:span></text:span></text:p>
      <text:p text:style-name="P1"><text:span text:style-name="Strong_20_Emphasis"><text:span text:style-name="T1">nfiles=10000</text:span></text:span></text:p>
      <text:p text:style-name="P1"><text:span text:style-name="Strong_20_Emphasis"><text:span text:style-name="T1">nthreads=50</text:span></text:span></text:p>
      <text:p text:style-name="P1"><text:span text:style-name="Strong_20_Emphasis"><text:span text:style-name="T1">meanappendsize=16384</text:span></text:span></text:p>
      <text:p text:style-name="P1"><text:span text:style-name="Strong_20_Emphasis"><text:span text:style-name="T1">iosize=1048576</text:span></text:span></text:p>
      <text:p text:style-name="P1"><text:span text:style-name="Strong_20_Emphasis"><text:span text:style-name="T1">meandirwidth=20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<text:span text:style-name="Strong_20_Emphasis"><text:span text:style-name="T1">run 60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<text:span text:style-name="Strong_20_Emphasis"><text:span text:style-name="T1">statfile1 <text:s text:c="11"/>7505ops <text:s text:c="5"/>125ops/s <text:s text:c="2"/>0.0mb/s <text:s text:c="5"/>1.2ms/op <text:s text:c="5"/>489us/op-cpu [0ms - 91ms]</text:span></text:span></text:p>
      <text:p text:style-name="P1"><text:span text:style-name="Strong_20_Emphasis"><text:span text:style-name="T1">deletefile1 <text:s text:c="9"/>7505ops <text:s text:c="5"/>125ops/s <text:s text:c="2"/>0.0mb/s <text:s text:c="5"/>5.0ms/op <text:s text:c="4"/>1940us/op-cpu [0ms - 244ms] closefile3 <text:s text:c="10"/>7505ops <text:s text:c="5"/>125ops/s <text:s text:c="2"/>0.0mb/s <text:s text:c="5"/>0.4ms/op <text:s text:c="5"/>171us/op-cpu [0ms – 77ms]</text:span></text:span></text:p>
      <text:p text:style-name="P1"><text:span text:style-name="Strong_20_Emphasis"><text:span text:style-name="T1">readfile1 <text:s text:c="11"/>7505ops <text:s text:c="5"/>125ops/s <text:s/>15.6mb/s <text:s text:c="4"/>44.3ms/op <text:s text:c="4"/>5919us/op-cpu [0ms - 569ms]</text:span></text:span></text:p>
      <text:p text:style-name="P1"><text:span text:style-name="Strong_20_Emphasis"><text:span text:style-name="T1">openfile2 <text:s text:c="11"/>7514ops <text:s text:c="5"/>125ops/s <text:s text:c="2"/>0.0mb/s <text:s text:c="5"/>2.4ms/op <text:s text:c="4"/>1034us/op-cpu [0ms - 155ms]</text:span></text:span></text:p>
      <text:p text:style-name="P1"><text:span text:style-name="Strong_20_Emphasis"><text:span text:style-name="T1">closefile2 <text:s text:c="10"/>7514ops <text:s text:c="5"/>125ops/s <text:s text:c="2"/>0.0mb/s <text:s text:c="3"/>151.7ms/op <text:s text:c="3"/>20848us/op-cpu [0ms – 450ms]</text:span></text:span></text:p>
      <text:p text:style-name="P1"><text:span text:style-name="Strong_20_Emphasis"><text:span text:style-name="T1">appendfilerand1 <text:s text:c="5"/>7524ops <text:s text:c="5"/>125ops/s <text:s text:c="2"/>0.9mb/s <text:s text:c="5"/>0.6ms/op <text:s text:c="5"/>272us/op-cpu [0ms – 150ms]</text:span></text:span></text:p>
      <text:p text:style-name="P1"><text:span text:style-name="Strong_20_Emphasis"><text:span text:style-name="T1">openfile1 <text:s text:c="11"/>7524ops <text:s text:c="5"/>125ops/s <text:s text:c="2"/>0.0mb/s <text:s text:c="5"/>2.0ms/op <text:s text:c="5"/>840us/op-cpu [0ms – 123ms]</text:span></text:span></text:p>
      <text:p text:style-name="P1"><text:span text:style-name="Strong_20_Emphasis"><text:span text:style-name="T1">closefile1 <text:s text:c="10"/>7524ops <text:s text:c="5"/>125ops/s <text:s text:c="2"/>0.0mb/s <text:s text:c="3"/>179.6ms/op <text:s text:c="3"/>23880us/op-cpu [1ms - 554ms]</text:span></text:span></text:p>
      <text:p text:style-name="P1"><text:span text:style-name="Strong_20_Emphasis"><text:span text:style-name="T1">wrtfile1 <text:s text:c="12"/>7555ops <text:s text:c="5"/>126ops/s <text:s/>15.6mb/s <text:s text:c="5"/>1.0ms/op <text:s text:c="5"/>418us/op-cpu [0ms - 189ms]</text:span></text:span></text:p>
      <text:p text:style-name="P1"><text:span text:style-name="Strong_20_Emphasis"><text:span text:style-name="T1">createfile1 <text:s text:c="9"/>7555ops <text:s text:c="5"/>126ops/s <text:s text:c="2"/>0.0mb/s <text:s text:c="5"/>3.6ms/op <text:s text:c="4"/>1386us/op-cpu [0ms – 204ms]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<text:span text:style-name="Strong_20_Emphasis"><text:span text:style-name="T1"><text:s/>7807: 304.537: IO Summary: 82730 ops, 1378.534 ops/s, (125/251 r/w), <text:s/>32.2mb/s, <text:s text:c="2"/>1770us cpu/op, 130.4ms latency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=========================================================================</text:span></text:span></text:p>
      <text:p text:style-name="P1"><text:span text:style-name="Strong_20_Emphasis"><text:span text:style-name="T1">meanfilesize = 131072000</text:span></text:span></text:p>
      <text:p text:style-name="P1"><text:span text:style-name="Strong_20_Emphasis"><text:span text:style-name="T1">nfiles=1000</text:span></text:span></text:p>
      <text:p text:style-name="P1"><text:span text:style-name="Strong_20_Emphasis"><text:span text:style-name="T1">nthreads=50</text:span></text:span></text:p>
      <text:p text:style-name="P1"><text:span text:style-name="Strong_20_Emphasis"><text:span text:style-name="T1">meanappendsize=16384</text:span></text:span></text:p>
      <text:p text:style-name="P1"><text:span text:style-name="Strong_20_Emphasis"><text:span text:style-name="T1">iosize=1048576</text:span></text:span></text:p>
      <text:p text:style-name="P1"><text:span text:style-name="Strong_20_Emphasis"><text:span text:style-name="T1">meandirwidth=20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<text:span text:style-name="Strong_20_Emphasis"><text:span text:style-name="T1">run 60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<text:span text:style-name="Strong_20_Emphasis"><text:span text:style-name="T1">statfile1 <text:s text:c="11"/>11ops <text:s text:c="7"/>0ops/s <text:s text:c="2"/>0.0mb/s <text:s text:c="4"/>19.3ms/op <text:s text:c="4"/>2727us/op-cpu [0ms - 66ms]</text:span></text:span></text:p>
      <text:p text:style-name="P1"><text:span text:style-name="Strong_20_Emphasis"><text:span text:style-name="T1">deletefile1 <text:s text:c="9"/>11ops <text:s text:c="7"/>0ops/s <text:s text:c="2"/>0.0mb/s <text:s text:c="4"/>84.4ms/op <text:s text:c="4"/>3636us/op-cpu [0ms - 599ms]</text:span></text:span></text:p>
      <text:p text:style-name="P1"><text:span text:style-name="Strong_20_Emphasis"><text:span text:style-name="T1">closefile3 <text:s text:c="10"/>11ops <text:s text:c="7"/>0ops/s <text:s text:c="2"/>0.0mb/s <text:s text:c="4"/>11.3ms/op <text:s text:c="7"/>0us/op-cpu [0ms - 33ms]</text:span></text:span></text:p>
      <text:p text:style-name="P1"><text:soft-page-break/><text:span text:style-name="Strong_20_Emphasis"><text:span text:style-name="T1">readfile1 <text:s text:c="11"/>11ops <text:s text:c="7"/>0ops/s <text:s text:c="2"/>9.8mb/s <text:s/>20992.9ms/op <text:s/>1430000us/op-cpu [0ms - 33714ms]</text:span></text:span></text:p>
      <text:p text:style-name="P1"><text:span text:style-name="Strong_20_Emphasis"><text:span text:style-name="T1">openfile2 <text:s text:c="11"/>23ops <text:s text:c="7"/>0ops/s <text:s text:c="2"/>0.0mb/s <text:s text:c="3"/>122.6ms/op <text:s text:c="4"/>4348us/op-cpu [0ms - 677ms]</text:span></text:span></text:p>
      <text:p text:style-name="P1"><text:span text:style-name="Strong_20_Emphasis"><text:span text:style-name="T1">closefile2 <text:s text:c="10"/>23ops <text:s text:c="7"/>0ops/s <text:s text:c="2"/>0.0mb/s <text:s text:c="2"/>8809.4ms/op <text:s/>1160435us/op-cpu [0ms - 24866ms]</text:span></text:span></text:p>
      <text:p text:style-name="P1"><text:span text:style-name="Strong_20_Emphasis"><text:span text:style-name="T1">appendfilerand1 <text:s text:c="5"/>23ops <text:s text:c="7"/>0ops/s <text:s text:c="2"/>0.0mb/s <text:s text:c="3"/>556.8ms/op <text:s text:c="3"/>32174us/op-cpu [0ms - 12074ms]</text:span></text:span></text:p>
      <text:p text:style-name="P1"><text:span text:style-name="Strong_20_Emphasis"><text:span text:style-name="T1">openfile1 <text:s text:c="11"/>24ops <text:s text:c="7"/>0ops/s <text:s text:c="2"/>0.0mb/s <text:s text:c="3"/>198.9ms/op <text:s text:c="3"/>12083us/op-cpu [0ms - 1973ms]</text:span></text:span></text:p>
      <text:p text:style-name="P1"><text:span text:style-name="Strong_20_Emphasis"><text:span text:style-name="T1">closefile1 <text:s text:c="10"/>24ops <text:s text:c="7"/>0ops/s <text:s text:c="2"/>0.0mb/s <text:s text:c="3"/>601.1ms/op <text:s text:c="3"/>53750us/op-cpu [0ms - 7828ms]</text:span></text:span></text:p>
      <text:p text:style-name="P1"><text:span text:style-name="Strong_20_Emphasis"><text:span text:style-name="T1">wrtfile1 <text:s text:c="12"/>24ops <text:s text:c="7"/>0ops/s <text:s/>18.1mb/s <text:s/>19715.4ms/op <text:s/>2916667us/op-cpu [0ms - 58882ms]</text:span></text:span></text:p>
      <text:p text:style-name="P1"><text:span text:style-name="Strong_20_Emphasis"><text:span text:style-name="T1">createfile1 <text:s text:c="9"/>61ops <text:s text:c="7"/>1ops/s <text:s text:c="2"/>0.0mb/s <text:s text:c="4"/>64.3ms/op <text:s text:c="3"/>49344us/op-cpu [1ms - 271ms]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<text:span text:style-name="Strong_20_Emphasis"><text:span text:style-name="T1">12082: 1091.173: IO Summary: <text:s text:c="2"/>246 ops, 4.100 ops/s, (0/1 r/w), <text:s/>27.9mb/s, 537759us cpu/op, 16322.8ms latency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=========================================================================</text:span></text:span></text:p>
      <text:p text:style-name="P1"><text:span text:style-name="Strong_20_Emphasis"><text:span text:style-name="T1">meanfilesize = 131072000</text:span></text:span></text:p>
      <text:p text:style-name="P1"><text:span text:style-name="Strong_20_Emphasis"><text:span text:style-name="T1">nfiles=1000</text:span></text:span></text:p>
      <text:p text:style-name="P1"><text:span text:style-name="Strong_20_Emphasis"><text:span text:style-name="T1">nthreads=1</text:span></text:span></text:p>
      <text:p text:style-name="P1"><text:span text:style-name="Strong_20_Emphasis"><text:span text:style-name="T1">meanappendsize=16384</text:span></text:span></text:p>
      <text:p text:style-name="P1"><text:span text:style-name="Strong_20_Emphasis"><text:span text:style-name="T1">iosize=1048576</text:span></text:span></text:p>
      <text:p text:style-name="P1"><text:span text:style-name="Strong_20_Emphasis"><text:span text:style-name="T1">meandirwidth=20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<text:span text:style-name="Strong_20_Emphasis"><text:span text:style-name="T1">run 60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statfile1 <text:s text:c="11"/>14ops <text:s text:c="7"/>0ops/s <text:s text:c="2"/>0.0mb/s <text:s text:c="5"/>0.7ms/op <text:s text:c="7"/>0us/op-cpu [0ms - 0ms]</text:p>
      <text:p text:style-name="P1">deletefile1 <text:s text:c="9"/>14ops <text:s text:c="7"/>0ops/s <text:s text:c="2"/>0.0mb/s <text:s text:c="5"/>2.6ms/op <text:s text:c="7"/>0us/op-cpu [1ms - 7ms]</text:p>
      <text:p text:style-name="P1">closefile3 <text:s text:c="10"/>14ops <text:s text:c="7"/>0ops/s <text:s text:c="2"/>0.0mb/s <text:s text:c="5"/>0.1ms/op <text:s text:c="7"/>0us/op-cpu [0ms - 0ms]</text:p>
      <text:p text:style-name="P1">readfile1 <text:s text:c="11"/>14ops <text:s text:c="7"/>0ops/s <text:s/>24.6mb/s <text:s text:c="2"/>2191.7ms/op <text:s text:c="3"/>60000us/op-cpu [1016ms - 5048ms]</text:p>
      <text:p text:style-name="P1">openfile2 <text:s text:c="11"/>15ops <text:s text:c="7"/>0ops/s <text:s text:c="2"/>0.0mb/s <text:s text:c="5"/>0.8ms/op <text:s text:c="7"/>0us/op-cpu [0ms - 1ms]</text:p>
      <text:p text:style-name="P1">closefile2 <text:s text:c="10"/>15ops <text:s text:c="7"/>0ops/s <text:s text:c="2"/>0.0mb/s <text:s text:c="3"/>172.0ms/op <text:s text:c="7"/>0us/op-cpu [1ms - 457ms]</text:p>
      <text:p text:style-name="P1">appendfilerand1 <text:s text:c="5"/>15ops <text:s text:c="7"/>0ops/s <text:s text:c="2"/>0.0mb/s <text:s text:c="5"/>0.2ms/op <text:s text:c="7"/>0us/op-cpu [0ms - 0ms]</text:p>
      <text:p text:style-name="P1">openfile1 <text:s text:c="11"/>15ops <text:s text:c="7"/>0ops/s <text:s text:c="2"/>0.0mb/s <text:s text:c="5"/>1.9ms/op <text:s text:c="7"/>0us/op-cpu [0ms - 2ms]</text:p>
      <text:p text:style-name="P1">closefile1 <text:s text:c="10"/>15ops <text:s text:c="7"/>0ops/s <text:s text:c="2"/>0.0mb/s <text:s text:c="3"/>246.6ms/op <text:s text:c="7"/>0us/op-cpu [41ms - 311ms]</text:p>
      <text:p text:style-name="P1">wrtfile1 <text:s text:c="12"/>15ops <text:s text:c="7"/>0ops/s <text:s/>42.0mb/s <text:s text:c="2"/>1325.0ms/op <text:s text:c="2"/>259333us/op-cpu [109ms - 3173ms]</text:p>
      <text:p text:style-name="P1">createfile1 <text:s text:c="9"/>15ops <text:s text:c="7"/>0ops/s <text:s text:c="2"/>0.0mb/s <text:s text:c="5"/>1.5ms/op <text:s text:c="7"/>0us/op-cpu [0ms - 2ms]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13732: 1107.348: IO Summary: <text:s text:c="2"/>161 ops, 2.683 ops/s, (0/0 r/w), <text:s/>66.6mb/s, 695682us cpu/op, 1294.3ms latency</text:p>
      <text:p text:style-name="P2">goal: 2</text:p>
      <text:p text:style-name="P1"><text:span text:style-name="Strong_20_Emphasis"><text:span text:style-name="T1">=========================================================================</text:span></text:span></text:p>
      <text:p text:style-name="P1"><text:span text:style-name="Strong_20_Emphasis"><text:span text:style-name="T1">meanfilesize = 131072</text:span></text:span></text:p>
      <text:p text:style-name="P1"><text:span text:style-name="Strong_20_Emphasis"><text:span text:style-name="T1">nfiles=10000</text:span></text:span></text:p>
      <text:p text:style-name="P1"><text:span text:style-name="Strong_20_Emphasis"><text:span text:style-name="T1">nthreads=50</text:span></text:span></text:p>
      <text:p text:style-name="P1"><text:span text:style-name="Strong_20_Emphasis"><text:span text:style-name="T1">meanappendsize=16384</text:span></text:span></text:p>
      <text:p text:style-name="P1"><text:span text:style-name="Strong_20_Emphasis"><text:span text:style-name="T1">iosize=1048576</text:span></text:span></text:p>
      <text:p text:style-name="P1"><text:span text:style-name="Strong_20_Emphasis"><text:span text:style-name="T1">meandirwidth=20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<text:span text:style-name="Strong_20_Emphasis"><text:span text:style-name="T1">run 60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statfile1 <text:s text:c="11"/>3696ops <text:s text:c="6"/>62ops/s <text:s text:c="2"/>0.0mb/s <text:s text:c="5"/>0.7ms/op <text:s text:c="5"/>276us/op-cpu [0ms - 70ms]</text:p>
      <text:p text:style-name="P1">deletefile1 <text:s text:c="9"/>3696ops <text:s text:c="6"/>62ops/s <text:s text:c="2"/>0.0mb/s <text:s text:c="5"/>1.3ms/op <text:s text:c="5"/>668us/op-cpu [0ms - 70ms]</text:p>
      <text:p text:style-name="P1">closefile3 <text:s text:c="10"/>3696ops <text:s text:c="6"/>62ops/s <text:s text:c="2"/>0.0mb/s <text:s text:c="5"/>0.1ms/op <text:s text:c="5"/>100us/op-cpu [0ms - 59ms]</text:p>
      <text:p text:style-name="P1">readfile1 <text:s text:c="11"/>3696ops <text:s text:c="6"/>62ops/s <text:s text:c="2"/>7.7mb/s <text:s text:c="4"/>57.5ms/op <text:s text:c="4"/>3931us/op-cpu [0ms - 518ms]</text:p>
      <text:p text:style-name="P1">openfile2 <text:s text:c="11"/>3697ops <text:s text:c="6"/>62ops/s <text:s text:c="2"/>0.0mb/s <text:s text:c="5"/>1.2ms/op <text:s text:c="5"/>844us/op-cpu [0ms - 6ms]</text:p>
      <text:p text:style-name="P1">closefile2 <text:s text:c="10"/>3697ops <text:s text:c="6"/>62ops/s <text:s text:c="2"/>0.0mb/s <text:s text:c="3"/>345.3ms/op <text:s text:c="3"/>26597us/op-cpu [1ms - 755ms]</text:p>
      <text:p text:style-name="P1">appendfilerand1 <text:s text:c="5"/>3722ops <text:s text:c="6"/>62ops/s <text:s text:c="2"/>0.5mb/s <text:s text:c="5"/>0.4ms/op <text:s text:c="5"/>242us/op-cpu [0ms - 696ms]</text:p>
      <text:p text:style-name="P1">openfile1 <text:s text:c="11"/>3722ops <text:s text:c="6"/>62ops/s <text:s text:c="2"/>0.0mb/s <text:s text:c="5"/>1.2ms/op <text:s text:c="5"/>817us/op-cpu [0ms - 60ms]</text:p>
      <text:p text:style-name="P1">closefile1 <text:s text:c="10"/>3722ops <text:s text:c="6"/>62ops/s <text:s text:c="2"/>0.0mb/s <text:s text:c="3"/>391.6ms/op <text:s text:c="3"/>30269us/op-cpu [3ms - 899ms]</text:p>
      <text:p text:style-name="P1">wrtfile1 <text:s text:c="12"/>3746ops <text:s text:c="6"/>62ops/s <text:s text:c="2"/>7.6mb/s <text:s text:c="5"/>0.7ms/op <text:s text:c="5"/>315us/op-cpu [0ms - 73ms]</text:p>
      <text:p text:style-name="P1">createfile1 <text:s text:c="9"/>3746ops <text:s text:c="6"/>62ops/s <text:s text:c="2"/>0.0mb/s <text:s text:c="5"/>1.6ms/op <text:s text:c="5"/>622us/op-cpu [0ms - 74ms]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14216: 224.085: IO Summary: 40836 ops, 680.553 ops/s, (62/124 r/w), <text:s/>15.8mb/s, <text:s text:c="2"/>1244us cpu/op, 266.3ms latency</text:p>
      <text:p text:style-name="P1"><text:span text:style-name="Strong_20_Emphasis"><text:span text:style-name="T1"/></text:span></text:p>
      <text:p text:style-name="P1"><text:span text:style-name="Strong_20_Emphasis"><text:span text:style-name="T1">=========================================================================</text:span></text:span></text:p>
      <text:p text:style-name="P1"><text:span text:style-name="Strong_20_Emphasis"><text:span text:style-name="T1">meanfilesize = 131072000</text:span></text:span></text:p>
      <text:p text:style-name="P1"><text:span text:style-name="Strong_20_Emphasis"><text:span text:style-name="T1">nfiles=1000</text:span></text:span></text:p>
      <text:p text:style-name="P1"><text:span text:style-name="Strong_20_Emphasis"><text:span text:style-name="T1">nthreads=50</text:span></text:span></text:p>
      <text:p text:style-name="P1"><text:span text:style-name="Strong_20_Emphasis"><text:span text:style-name="T1">meanappendsize=16384</text:span></text:span></text:p>
      <text:p text:style-name="P1"><text:span text:style-name="Strong_20_Emphasis"><text:span text:style-name="T1">iosize=1048576</text:span></text:span></text:p>
      <text:p text:style-name="P1"><text:span text:style-name="Strong_20_Emphasis"><text:span text:style-name="T1">meandirwidth=20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<text:span text:style-name="Strong_20_Emphasis"><text:span text:style-name="T1">run 60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<text:span text:style-name="Strong_20_Emphasis"><text:span text:style-name="T1">statfile1 <text:s text:c="11"/>4ops <text:s text:c="7"/>0ops/s <text:s text:c="2"/>0.0mb/s <text:s text:c="4"/>11.3ms/op <text:s text:c="7"/>0us/op-cpu [0ms - 42ms]</text:span></text:span></text:p>
      <text:p text:style-name="P1"><text:span text:style-name="Strong_20_Emphasis"><text:span text:style-name="T1">deletefile1 <text:s text:c="9"/>4ops <text:s text:c="7"/>0ops/s <text:s text:c="2"/>0.0mb/s <text:s text:c="5"/>3.6ms/op <text:s text:c="7"/>0us/op-cpu [0ms - 6ms]</text:span></text:span></text:p>
      <text:p text:style-name="P1"><text:span text:style-name="Strong_20_Emphasis"><text:span text:style-name="T1">closefile3 <text:s text:c="10"/>4ops <text:s text:c="7"/>0ops/s <text:s text:c="2"/>0.0mb/s <text:s text:c="5"/>0.0ms/op <text:s text:c="7"/>0us/op-cpu [0ms - 0ms]</text:span></text:span></text:p>
      <text:p text:style-name="P1"><text:span text:style-name="Strong_20_Emphasis"><text:span text:style-name="T1">readfile1 <text:s text:c="11"/>4ops <text:s text:c="7"/>0ops/s <text:s text:c="2"/>3.5mb/s <text:s/>17984.0ms/op <text:s text:c="2"/>915000us/op-cpu [0ms - 29628ms]</text:span></text:span></text:p>
      <text:p text:style-name="P1"><text:span text:style-name="Strong_20_Emphasis"><text:span text:style-name="T1">openfile2 <text:s text:c="11"/>9ops <text:s text:c="7"/>0ops/s <text:s text:c="2"/>0.0mb/s <text:s text:c="3"/>113.5ms/op <text:s text:c="4"/>7778us/op-cpu [0ms - 1007ms]</text:span></text:span></text:p>
      <text:p text:style-name="P1"><text:soft-page-break/><text:span text:style-name="Strong_20_Emphasis"><text:span text:style-name="T1">closefile2 <text:s text:c="10"/>9ops <text:s text:c="7"/>0ops/s <text:s text:c="2"/>0.0mb/s <text:s/>15714.7ms/op <text:s text:c="2"/>741111us/op-cpu [0ms - 27305ms]</text:span></text:span></text:p>
      <text:p text:style-name="P1"><text:span text:style-name="Strong_20_Emphasis"><text:span text:style-name="T1">appendfilerand1 <text:s text:c="5"/>10ops <text:s text:c="7"/>0ops/s <text:s text:c="2"/>0.0mb/s <text:s text:c="5"/>0.2ms/op <text:s text:c="7"/>0us/op-cpu [0ms - 0ms]</text:span></text:span></text:p>
      <text:p text:style-name="P1"><text:span text:style-name="Strong_20_Emphasis"><text:span text:style-name="T1">openfile1 <text:s text:c="11"/>10ops <text:s text:c="7"/>0ops/s <text:s text:c="2"/>0.0mb/s <text:s text:c="5"/>3.1ms/op <text:s text:c="7"/>0us/op-cpu [0ms - 6ms]</text:span></text:span></text:p>
      <text:p text:style-name="P1"><text:span text:style-name="Strong_20_Emphasis"><text:span text:style-name="T1">closefile1 <text:s text:c="10"/>10ops <text:s text:c="7"/>0ops/s <text:s text:c="2"/>0.0mb/s <text:s text:c="2"/>1470.4ms/op <text:s text:c="3"/>60000us/op-cpu [0ms - 11207ms]</text:span></text:span></text:p>
      <text:p text:style-name="P1"><text:span text:style-name="Strong_20_Emphasis"><text:span text:style-name="T1">wrtfile1 <text:s text:c="12"/>12ops <text:s text:c="7"/>0ops/s <text:s text:c="2"/>7.9mb/s <text:s/>22542.9ms/op <text:s/>1900000us/op-cpu [0ms - 58263ms]</text:span></text:span></text:p>
      <text:p text:style-name="P1"><text:span text:style-name="Strong_20_Emphasis"><text:span text:style-name="T1">createfile1 <text:s text:c="9"/>54ops <text:s text:c="7"/>1ops/s <text:s text:c="2"/>0.0mb/s <text:s text:c="5"/>9.3ms/op <text:s text:c="4"/>8704us/op-cpu [0ms - 26ms]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<text:span text:style-name="Strong_20_Emphasis"><text:span text:style-name="T1">14897: 2100.321: IO Summary: <text:s text:c="2"/>130 ops, 2.167 ops/s, (0/0 r/w), <text:s/>11.4mb/s, 945000us cpu/op, 19238.6ms latency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=========================================================================</text:span></text:span></text:p>
      <text:p text:style-name="P1"><text:span text:style-name="Strong_20_Emphasis"><text:span text:style-name="T1">meanfilesize = 131072000</text:span></text:span></text:p>
      <text:p text:style-name="P1"><text:span text:style-name="Strong_20_Emphasis"><text:span text:style-name="T1">nfiles=1000</text:span></text:span></text:p>
      <text:p text:style-name="P1"><text:span text:style-name="Strong_20_Emphasis"><text:span text:style-name="T1">nthreads=1</text:span></text:span></text:p>
      <text:p text:style-name="P1"><text:span text:style-name="Strong_20_Emphasis"><text:span text:style-name="T1">meanappendsize=16384</text:span></text:span></text:p>
      <text:p text:style-name="P1"><text:span text:style-name="Strong_20_Emphasis"><text:span text:style-name="T1">iosize=1048576</text:span></text:span></text:p>
      <text:p text:style-name="P1"><text:span text:style-name="Strong_20_Emphasis"><text:span text:style-name="T1">meandirwidth=20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<text:span text:style-name="Strong_20_Emphasis"><text:span text:style-name="T1">run 60</text:span></text:span>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statfile1 <text:s text:c="11"/>1ops <text:s text:c="7"/>0ops/s <text:s text:c="2"/>0.0mb/s <text:s text:c="5"/>1.7ms/op <text:s text:c="7"/>0us/op-cpu [0ms - 1ms]</text:p>
      <text:p text:style-name="P1">deletefile1 <text:s text:c="9"/>1ops <text:s text:c="7"/>0ops/s <text:s text:c="2"/>0.0mb/s <text:s text:c="5"/>1.7ms/op <text:s text:c="7"/>0us/op-cpu [0ms - 1ms]</text:p>
      <text:p text:style-name="P1">closefile3 <text:s text:c="10"/>1ops <text:s text:c="7"/>0ops/s <text:s text:c="2"/>0.0mb/s <text:s text:c="5"/>0.1ms/op <text:s text:c="7"/>0us/op-cpu [0ms - 0ms]</text:p>
      <text:p text:style-name="P1">readfile1 <text:s text:c="11"/>1ops <text:s text:c="7"/>0ops/s <text:s text:c="2"/>0.2mb/s <text:s text:c="3"/>830.7ms/op <text:s text:c="2"/>120000us/op-cpu [0ms - 830ms]</text:p>
      <text:p text:style-name="P1">openfile2 <text:s text:c="11"/>7ops <text:s text:c="7"/>0ops/s <text:s text:c="2"/>0.0mb/s <text:s text:c="3"/>150.2ms/op <text:s text:c="3"/>15714us/op-cpu [0ms - 1030ms]</text:p>
      <text:p text:style-name="P1">closefile2 <text:s text:c="10"/>7ops <text:s text:c="7"/>0ops/s <text:s text:c="2"/>0.0mb/s <text:s/>17652.3ms/op <text:s text:c="2"/>761429us/op-cpu [0ms - 39600ms]</text:p>
      <text:p text:style-name="P1">appendfilerand1 <text:s text:c="5"/>9ops <text:s text:c="7"/>0ops/s <text:s text:c="2"/>0.0mb/s <text:s text:c="3"/>111.9ms/op <text:s text:c="3"/>17778us/op-cpu [0ms - 339ms]</text:p>
      <text:p text:style-name="P1">openfile1 <text:s text:c="11"/>9ops <text:s text:c="7"/>0ops/s <text:s text:c="2"/>0.0mb/s <text:s text:c="2"/>1687.3ms/op <text:s text:c="3"/>30000us/op-cpu [0ms - 14161ms]</text:p>
      <text:p text:style-name="P1">closefile1 <text:s text:c="10"/>9ops <text:s text:c="7"/>0ops/s <text:s text:c="2"/>0.0mb/s <text:s text:c="3"/>357.8ms/op <text:s text:c="3"/>66667us/op-cpu [0ms - 797ms]</text:p>
      <text:p text:style-name="P1">wrtfile1 <text:s text:c="12"/>10ops <text:s text:c="7"/>0ops/s <text:s text:c="2"/>4.8mb/s <text:s/>27171.1ms/op <text:s/>1767000us/op-cpu [0ms - 55037ms]</text:p>
      <text:p text:style-name="P1">createfile1 <text:s text:c="9"/>51ops <text:s text:c="7"/>1ops/s <text:s text:c="2"/>0.0mb/s <text:s text:c="4"/>10.0ms/op <text:s text:c="4"/>5490us/op-cpu [1ms - 29ms]</text:p>
      <text:p text:style-name="P1"><text:span text:style-name="Strong_20_Emphasis"><text:span text:style-name="T1">----------------------------------------------------------------------------------------------------------------------------</text:span></text:span></text:p>
      <text:p text:style-name="P1">15395: 2280.244: IO Summary: <text:s text:c="2"/>106 ops, 1.767 ops/s, (0/0 r/w), <text:s text:c="2"/>5.0mb/s, 812500us cpu/op, 20854.2ms laten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 </meta:initial-creator>
    <meta:creation-date>2013-01-05T11:29:33</meta:creation-date>
    <dc:date>2013-01-06T19:25:38</dc:date>
    <dc:creator>Bo </dc:creator>
    <meta:editing-duration>PT12H38M51S</meta:editing-duration>
    <meta:editing-cycles>127</meta:editing-cycles>
    <meta:generator>LibreOffice/3.5$Linux_X86_64 LibreOffice_project/350m1$Build-2</meta:generator>
    <meta:document-statistic meta:table-count="0" meta:image-count="0" meta:object-count="0" meta:page-count="8" meta:paragraph-count="223" meta:word-count="1160" meta:character-count="12645" meta:non-whitespace-character-count="9870"/>
  </office:meta>
</office:document-meta>
</file>